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IBMPlexMono, " svg:font-family="'IBMPlexMono,', 'Courier New', ', monospace', 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style:line-height-at-least="0.476cm"/>
      <style:text-properties fo:color="#000000" fo:background-color="#fffffe"/>
    </style:style>
    <style:style style:name="P5" style:family="paragraph" style:parent-style-name="Standard">
      <style:text-properties fo:color="#000000" fo:font-weight="normal" fo:background-color="#fffffe" style:font-weight-asian="normal" style:font-weight-complex="normal"/>
    </style:style>
    <style:style style:name="P6" style:family="paragraph" style:parent-style-name="Text_20_body" style:list-style-name="L1">
      <style:text-properties fo:color="#000000" style:font-name="Consolas" fo:font-size="10pt" fo:font-weight="bold" fo:background-color="#ffffff" style:font-weight-asian="bold" style:font-weight-complex="bold"/>
    </style:style>
    <style:style style:name="P7" style:family="paragraph" style:parent-style-name="Text_20_body" style:list-style-name="L1">
      <style:text-properties fo:color="#646464" style:font-name="Consolas" fo:font-size="10pt" fo:font-weight="bold" fo:background-color="#ffffff" style:font-weight-asian="bold" style:font-weight-complex="bold"/>
    </style:style>
    <style:style style:name="P8" style:family="paragraph" style:parent-style-name="Text_20_body">
      <style:paragraph-properties fo:padding="0cm" fo:border="none"/>
      <style:text-properties fo:color="#000000" style:font-name="Consolas" fo:font-size="10pt" fo:background-color="#ffffff"/>
    </style:style>
    <style:style style:name="P9" style:family="paragraph" style:parent-style-name="Text_20_body">
      <style:paragraph-properties fo:padding="0cm" fo:border="none"/>
      <style:text-properties fo:color="#000000" style:font-name="Consolas" fo:font-size="10pt"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7f0055"/>
    </style:style>
    <style:style style:name="T3" style:family="text">
      <style:text-properties fo:color="#7f0055" fo:font-weight="bold"/>
    </style:style>
    <style:style style:name="T4" style:family="text">
      <style:text-properties fo:font-style="italic"/>
    </style:style>
    <style:style style:name="T5" style:family="text">
      <style:text-properties fo:color="#0000c0"/>
    </style:style>
    <style:style style:name="T6" style:family="text">
      <style:text-properties fo:color="#0000c0" fo:font-style="italic"/>
    </style:style>
    <style:style style:name="T7" style:family="text">
      <style:text-properties fo:color="#6a3e3e"/>
    </style:style>
    <style:style style:name="T8" style:family="text">
      <style:text-properties fo:color="#2a00ff"/>
    </style:style>
    <style:style style:name="T9" style:family="text">
      <style:text-properties fo:color="#646464"/>
    </style:style>
    <style:style style:name="T10" style:family="text">
      <style:text-properties style:font-name="IBMPlexMono, " fo:font-size="9pt"/>
    </style:style>
    <style:style style:name="T11" style:family="text">
      <style:text-properties style:font-name="IBMPlexMono, " fo:font-size="9pt" fo:font-weight="normal"/>
    </style:style>
    <style:style style:name="T12" style:family="text">
      <style:text-properties fo:color="#a31515" style:font-name="IBMPlexMono, " fo:font-size="9pt" fo:font-weight="normal"/>
    </style:style>
    <style:style style:name="T13" style:family="text">
      <style:text-properties fo:color="#098658" style:font-name="IBMPlexMono, " fo:font-size="9pt" fo:font-weight="normal"/>
    </style:style>
    <style:style style:name="T14" style:family="text">
      <style:text-properties fo:color="#0451a5" style:font-name="IBMPlexMono, " fo:font-size="9pt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HATEOAS</text:span>: Hypermedia as the Engine of Application State. Need to add hateoas starter in pom.</text:p>
      <text:p text:style-name="Standard"/>
      <text:p text:style-name="P1">Steps:</text:p>
      <text:list xml:id="list5432097071019091522" text:style-name="L1">
        <text:list-item>
          <text:p text:style-name="P2">Create class MyUser and extend RepresentationModel&lt;MyUser&gt;</text:p>
          <text:p text:style-name="P6"><text:span text:style-name="T2">public</text:span> <text:span text:style-name="T2">class</text:span> MyUser <text:span text:style-name="T2">extends</text:span> RepresentationModel&lt;MyUser&gt;{</text:p>
          <text:p text:style-name="P6"><text:s text:c="3"/>.....</text:p>
          <text:p text:style-name="P6">}</text:p>
          <text:p text:style-name="P6">This class RepresentationModel would add “add” method to MyUser Class. This method can be used to attach links.</text:p>
        </text:list-item>
        <text:list-item>
          <text:p text:style-name="P2">Create the Controller:</text:p>
          <text:p text:style-name="P7">@RestController</text:p>
        </text:list-item>
      </text:list>
      <text:p text:style-name="P8"><text:span text:style-name="T3">public</text:span> <text:span text:style-name="T3">class</text:span> MyController {</text:p>
      <text:p text:style-name="P8"><text:span text:style-name="T3">static</text:span> List&lt;MyUser&gt; <text:span text:style-name="T6">list</text:span>;</text:p>
      <text:p text:style-name="P8"><text:span text:style-name="T3">static</text:span> {</text:p>
      <text:p text:style-name="P8"><text:span text:style-name="T6">list</text:span> = <text:span text:style-name="T3">new</text:span> ArrayList&lt;MyUser&gt;();</text:p>
      <text:p text:style-name="P8">MyUser <text:span text:style-name="T7">u1</text:span> = <text:span text:style-name="T3">new</text:span> MyUser(1,<text:span text:style-name="T8">"Mohit"</text:span>);</text:p>
      <text:p text:style-name="P8">MyUser <text:span text:style-name="T7">u2</text:span> = <text:span text:style-name="T3">new</text:span> MyUser(2,<text:span text:style-name="T8">"Aman"</text:span>);</text:p>
      <text:p text:style-name="P8">MyUser <text:span text:style-name="T7">u3</text:span> = <text:span text:style-name="T3">new</text:span> MyUser(3,<text:span text:style-name="T8">"Anurag"</text:span>);</text:p>
      <text:p text:style-name="P8"><text:span text:style-name="T6">list</text:span>.add(<text:span text:style-name="T7">u1</text:span>);</text:p>
      <text:p text:style-name="P8"><text:span text:style-name="T6">list</text:span>.add(<text:span text:style-name="T7">u2</text:span>);</text:p>
      <text:p text:style-name="P8"><text:span text:style-name="T6">list</text:span>.add(<text:span text:style-name="T7">u3</text:span>);</text:p>
      <text:p text:style-name="P8">}</text:p>
      <text:p text:style-name="P8"><text:span text:style-name="T9">@GetMapping</text:span>(<text:span text:style-name="T8">"/getAllMapping"</text:span>)</text:p>
      <text:p text:style-name="P8"><text:span text:style-name="T3">public</text:span> List&lt;MyUser&gt; getAllUsers(){</text:p>
      <text:p text:style-name="P8"><text:span text:style-name="T3">return</text:span> <text:span text:style-name="T6">list</text:span>;</text:p>
      <text:p text:style-name="P8">}</text:p>
      <text:p text:style-name="P8"><text:span text:style-name="T9">@GetMapping</text:span>(<text:span text:style-name="T8">"/users/{id}"</text:span>)</text:p>
      <text:p text:style-name="P8"><text:span text:style-name="T3">public</text:span> MyUser getUserById(<text:span text:style-name="T9">@PathVariable</text:span> <text:span text:style-name="T3">int</text:span> <text:span text:style-name="T7">id</text:span>) {</text:p>
      <text:p text:style-name="P8"><text:span text:style-name="T3">for</text:span>(MyUser <text:span text:style-name="T7">user</text:span> : <text:span text:style-name="T6">list</text:span>) {</text:p>
      <text:p text:style-name="P8"><text:span text:style-name="T3">if</text:span>(<text:span text:style-name="T7">user</text:span>.<text:span text:style-name="T5">id</text:span>==<text:span text:style-name="T7">id</text:span>) {</text:p>
      <text:p text:style-name="P9">Link <text:span text:style-name="T7">lnk</text:span> = WebMvcLinkBuilder</text:p>
      <text:p text:style-name="P9">.<text:span text:style-name="T4">linkTo</text:span>(WebMvcLinkBuilder.<text:span text:style-name="T4">methodOn</text:span>(MyController.<text:span text:style-name="T3">class</text:span>)</text:p>
      <text:p text:style-name="P9">.getAllUsers())</text:p>
      <text:p text:style-name="P9">.withSelfRel();</text:p>
      <text:p text:style-name="P9"><text:span text:style-name="T7">user</text:span>.add(<text:span text:style-name="T7">lnk</text:span>);</text:p>
      <text:p text:style-name="P8"><text:span text:style-name="T3">return</text:span> <text:span text:style-name="T7">user</text:span>;</text:p>
      <text:p text:style-name="P8">}</text:p>
      <text:p text:style-name="P8">}</text:p>
      <text:p text:style-name="P3">The highlighted code creates link and add it to user object.</text:p>
      <text:p text:style-name="P3"/>
      <text:p text:style-name="P3"/>
      <text:p text:style-name="P3"/>
      <text:p text:style-name="P3"/>
      <text:p text:style-name="P3"><text:soft-page-break/>Output:</text:p>
      <text:p text:style-name="P5"> <text:span text:style-name="T10">{</text:span></text:p>
      <text:p text:style-name="P4">        <text:span text:style-name="T12">"id"</text:span><text:span text:style-name="T11">: </text:span><text:span text:style-name="T13">1</text:span><text:span text:style-name="T11">,</text:span></text:p>
      <text:p text:style-name="P4">        <text:span text:style-name="T12">"name"</text:span><text:span text:style-name="T11">: </text:span><text:span text:style-name="T14">"Mohit"</text:span><text:span text:style-name="T11">,</text:span></text:p>
      <text:p text:style-name="P4">        <text:span text:style-name="T12">"links"</text:span><text:span text:style-name="T11">: [</text:span></text:p>
      <text:p text:style-name="P4">            <text:span text:style-name="T11">{</text:span></text:p>
      <text:p text:style-name="P4">                <text:span text:style-name="T12">"rel"</text:span><text:span text:style-name="T11">: </text:span><text:span text:style-name="T14">"self"</text:span><text:span text:style-name="T11">,</text:span></text:p>
      <text:p text:style-name="P4">                <text:span text:style-name="T12">"href"</text:span><text:span text:style-name="T11">: </text:span><text:span text:style-name="T14">"http://localhost:8080/getAllMapping"</text:span></text:p>
      <text:p text:style-name="P4">            <text:span text:style-name="T11">}</text:span></text:p>
      <text:p text:style-name="P4">        <text:span text:style-name="T11">]</text:span></text:p>
      <text:p text:style-name="P4">    <text:span text:style-name="T11">}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IBMPlexMono, " svg:font-family="'IBMPlexMono,', 'Courier New', ', monospace', Consolas, 'Courier New', monospace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3-25T23:18:23.14</meta:creation-date>
    <dc:date>2023-03-25T23:26:52.35</dc:date>
    <meta:editing-duration>PT8M31S</meta:editing-duration>
    <meta:editing-cycles>6</meta:editing-cycles>
    <meta:generator>OpenOffice/4.1.14$Win32 OpenOffice.org_project/4114m1$Build-9811</meta:generator>
    <meta:document-statistic meta:table-count="0" meta:image-count="0" meta:object-count="0" meta:page-count="2" meta:paragraph-count="48" meta:word-count="150" meta:character-count="1199"/>
  </office:meta>
</office:document-meta>
</file>